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43bc42" officeooo:paragraph-rsid="00096090" style:font-style-asian="normal" style:font-style-complex="normal"/>
    </style:style>
    <style:style style:name="P2" style:family="paragraph" style:parent-style-name="Standard">
      <style:text-properties fo:font-style="normal" officeooo:rsid="0039d1ea" officeooo:paragraph-rsid="00096090" style:font-style-asian="normal" style:font-style-complex="normal"/>
    </style:style>
    <style:style style:name="P3" style:family="paragraph" style:parent-style-name="Standard">
      <style:text-properties fo:font-style="normal" officeooo:rsid="003d41c6" officeooo:paragraph-rsid="00096090" style:font-style-asian="normal" style:font-style-complex="normal"/>
    </style:style>
    <style:style style:name="P4" style:family="paragraph" style:parent-style-name="Standard">
      <style:text-properties fo:font-style="normal" officeooo:rsid="003e232c" officeooo:paragraph-rsid="00096090" style:font-style-asian="normal" style:font-style-complex="normal"/>
    </style:style>
    <style:style style:name="P5" style:family="paragraph" style:parent-style-name="Standard">
      <style:text-properties fo:font-style="normal" officeooo:rsid="00511e41" officeooo:paragraph-rsid="00096090" style:font-style-asian="normal" style:font-style-complex="normal"/>
    </style:style>
    <style:style style:name="P6" style:family="paragraph" style:parent-style-name="Standard">
      <style:text-properties fo:font-style="normal" officeooo:rsid="00402259" officeooo:paragraph-rsid="00096090" style:font-style-asian="normal" style:font-style-complex="normal"/>
    </style:style>
    <style:style style:name="P7" style:family="paragraph" style:parent-style-name="Standard">
      <style:text-properties fo:font-style="normal" officeooo:rsid="019e3806" officeooo:paragraph-rsid="00096090" style:font-style-asian="normal" style:font-style-complex="normal"/>
    </style:style>
    <style:style style:name="P8" style:family="paragraph" style:parent-style-name="Standard">
      <style:text-properties fo:font-style="normal" officeooo:rsid="0042f1d0" officeooo:paragraph-rsid="00096090" style:font-style-asian="normal" style:font-style-complex="normal"/>
    </style:style>
    <style:style style:name="P9" style:family="paragraph" style:parent-style-name="Standard">
      <style:text-properties style:font-name="Liberation Serif" fo:font-style="italic" officeooo:rsid="003d41c6" officeooo:paragraph-rsid="00096090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3e232c" officeooo:paragraph-rsid="00096090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402259" officeooo:paragraph-rsid="00096090" style:font-style-asian="italic" style:font-style-complex="italic"/>
    </style:style>
    <style:style style:name="P12" style:family="paragraph" style:parent-style-name="Heading_20_2">
      <style:paragraph-properties fo:text-align="center" style:justify-single-word="false"/>
      <style:text-properties fo:font-style="normal" officeooo:rsid="0039d1ea" officeooo:paragraph-rsid="00096090" style:font-style-asian="normal" style:font-style-complex="normal"/>
    </style:style>
    <style:style style:name="T1" style:family="text">
      <style:text-properties officeooo:rsid="003b4c5f"/>
    </style:style>
    <style:style style:name="T2" style:family="text">
      <style:text-properties officeooo:rsid="019e3806"/>
    </style:style>
    <style:style style:name="T3" style:family="text">
      <style:text-properties officeooo:rsid="013e8df5"/>
    </style:style>
    <style:style style:name="T4" style:family="text">
      <style:text-properties officeooo:rsid="003e232c"/>
    </style:style>
    <style:style style:name="T5" style:family="text">
      <style:text-properties officeooo:rsid="00402259"/>
    </style:style>
    <style:style style:name="T6" style:family="text">
      <style:text-properties officeooo:rsid="0350d49d"/>
    </style:style>
    <style:style style:name="T7" style:family="text">
      <style:text-properties officeooo:rsid="03528169"/>
    </style:style>
    <style:style style:name="T8" style:family="text">
      <style:text-properties officeooo:rsid="019f63fd"/>
    </style:style>
    <style:style style:name="T9" style:family="text">
      <style:text-properties officeooo:rsid="0043bc42"/>
    </style:style>
    <style:style style:name="T10" style:family="text">
      <style:text-properties officeooo:rsid="01a15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>Мы зашли за угол с доской «Здесь учился Н. В. Гоголь» и остановились для разговора у высокого цоколя стены под старинными окнами.</text:p>
      <text:p text:style-name="P2">Меня поразила её бледность. Не серовато-болезненная, а словно <text:span text:style-name="T1">тонкий</text:span> фарфор. </text:p>
      <text:p text:style-name="P2"><text:span text:style-name="T1">До прозрачности</text:span> белый фарфор. </text:p>
      <text:p text:style-name="P2">Уже не знаю от чего больше сжимается сердце: от её красоты, или <text:span text:style-name="T2">от </text:span>жалости к ней.</text:p>
      <text:p text:style-name="P3">Конечно же, я тупая скотина, столько мучил и себя и её. </text:p>
      <text:p text:style-name="P3">Я снова её обнимаю. Она смеётся и плачет у меня на груди.</text:p>
      <text:p text:style-name="P3"><text:s/>Как я люблю её!</text:p>
      <text:p text:style-name="P3">Этот проклятый месяц она приходила домой и просто пластом лежала. </text:p>
      <text:p text:style-name="P3">Боль буквально физическая. И всё безразлично. Мама не знала что и делать.</text:p>
      <text:p text:style-name="P3">- Что с тобой, Ирочка?</text:p>
      <text:p text:style-name="P3">- Ничего.</text:p>
      <text:p text:style-name="P3">Скотина. Подлец. </text:p>
      <text:p text:style-name="P3">До чего бледная. Какая красивая.</text:p>
      <text:p text:style-name="P3">- Приходи. В комнате никого.</text:p>
      <text:p text:style-name="P3">Она радостно отправилась домой переодеться и сказать маме, что празднует и ночует у подружки.</text:p>
      <text:p text:style-name="P9"/>
      <text:p text:style-name="P9"><text:span text:style-name="T3">(...в</text:span> советских праздниках мне больше всего нравилось именно это вот затишье после демонстрации. </text:p>
      <text:p text:style-name="P9">Улицы пустеют, машин и пешеходов почти нет. </text:p>
      <text:p text:style-name="P9">Люди разошлись по домам, начинают праздновать...<text:span text:style-name="T3">)</text:span></text:p>
      <text:p text:style-name="P9"/>
      <text:p text:style-name="P3">Общага тоже стоит пустая. Кроме 72-й комнаты на третьем этаже. Это наша комната, наш этаж, наша общага, наш праздник. </text:p>
      <text:p text:style-name="P3">Праздник примирения.</text:p>
      <text:p text:style-name="P3"/>
      <text:p text:style-name="P3">Света чуть было не испортила праздник. </text:p>
      <text:p text:style-name="P3">Пользуясь <text:s/>царящими вокруг безлюдьем и тишью, я вышел в туалет в одних трусах, а потом зашёл в умывальник. Тут она меня и прищучила.</text:p>
      <text:p text:style-name="P3">- Это что за дела?</text:p>
      <text:p text:style-name="P3">И пошла причёсывать мне ухо, что не допустит расширения штата без предварительного согласования. Она мне прощает Ирку, прощает Машку, но что это за новая лярва у меня в комнате?!</text:p>
      <text:p text:style-name="P3">- <text:span text:style-name="T4">Да ты что?! Это же Ира!</text:span></text:p>
      <text:p text:style-name="P4">Нет, она только что туда заглянула, а та спиной стоит у окна — откуда может быть у Ирки такой пеньюар?</text:p>
      <text:p text:style-name="P4">Как будто я знаю. Сам первый раз вижу.</text:p>
      <text:p text:style-name="P4"/>
      <text:p text:style-name="P4">На второй день я утром вышел из общаги. В гастрономе на площади продавали редкий дефицит — бело-синие банки сгущёнки.</text:p>
      <text:p text:style-name="P4">Гордый своей добычей, я вернулся в 72-ю, а Ира с койки у окна сказала:</text:p>
      <text:p text:style-name="P4">- Что? Сгущёнку принёс?</text:p>
      <text:p text:style-name="P4">Я ох.. опешил, то есть.</text:p>
      <text:p text:style-name="P4">- Это ты как это?</text:p>
      <text:p text:style-name="P4">- У тебя такой нос довольный, сразу видно.</text:p>
      <text:p text:style-name="P4">И с такими способностями писать подмётные письма? </text:p>
      <text:p text:style-name="P4">Что-то тут не то...</text:p>
      <text:p text:style-name="P4"/>
      <text:p text:style-name="P4">Так я сдался и мы стали жить-поживать одной общей дружной семьёй. </text:p>
      <text:p text:style-name="P4"><text:soft-page-break/>Полигамия называется. </text:p>
      <text:p text:style-name="P5">Мне в ней досталась роль связующего звена.</text:p>
      <text:p text:style-name="P4"/>
      <text:p text:style-name="P10"><text:span text:style-name="T3">(...с</text:span>вязующее звено должен усвоить одно золотое правило — никаких имён.</text:p>
      <text:p text:style-name="P10">«Милая» — самое оно; и ей приятно и недоразумений нет. </text:p>
      <text:p text:style-name="P10">Возможно, кто-то предпочтёт «зайку», или «рыбку», это дело вкуса, но, по моему скромному мнению, к чему лишний зоопарк разводить?</text:p>
      <text:p text:style-name="P10">- Да, милая. Конечно, милая...<text:span text:style-name="T3">)</text:span></text:p>
      <text:p text:style-name="P10"/>
      <text:p text:style-name="P4">Сцен Света больше не устраивала. </text:p>
      <text:p text:style-name="P4">Она чётко знала своё место — после Иры, перед Марией.</text:p>
      <text:p text:style-name="P4">Официально девушки не были представлены, но знали о существовании друг дружки.</text:p>
      <text:p text:style-name="P4">Ира и Света наверняка, а Мария, скорей всего — да.</text:p>
      <text:p text:style-name="P4">В общении с милыми я особо эту тему не затрагивал — кто что знает, чего не знает, но Нежин провинциальный городок, где все всё про всех.</text:p>
      <text:p text:style-name="P4">Когда на третьем курсе я проходил педагогическую практику во школе № 2, какая-то из преподавательниц на перемене начала выдавать <text:span text:style-name="T3">порочащую </text:span>информацию о Марии. </text:p>
      <text:p text:style-name="P4">Она старательно смотрела не на меня, а на мою однокурсницу, что тоже проходила там практику.</text:p>
      <text:p text:style-name="P4">Это была очень старательная студентка. И она очень старательно готовилась к своему первому уроку. </text:p>
      <text:p text:style-name="P6">У себя дома она собрала всех-всех своих кукол и куколок, усадила на крышку пианино и готовилась:</text:p>
      <text:p text:style-name="P4">- <text:span text:style-name="T5">Good morning, children!</text:span></text:p>
      <text:p text:style-name="P10"/>
      <text:p text:style-name="P11"><text:span text:style-name="T3">(...и</text:span>нфантилизм — смертоносное оружие, он для меня страшнее пулемёта. </text:p>
      <text:p text:style-name="P11">То есть, хочу сказать, от него меня на рвоту тянет...<text:span text:style-name="T3">)</text:span></text:p>
      <text:p text:style-name="P11"/>
      <text:p text:style-name="P6"><text:span text:style-name="T6"><text:s/></text:span>То ли дело молодожёны на нашем этаже.</text:p>
      <text:p text:style-name="P6">Когда они поженились, им отдали целую комнату. В смысле студентов отселили, а мебель осталась.</text:p>
      <text:p text:style-name="P6">Иногда, чтобы расслабиться после напряжённого умственного труда в ходе учебного процесса, они устраивали «скачки» по субботам.</text:p>
      <text:p text:style-name="P6">Приглашали в гости какую-нибудь парочку с ночёвкой и после ужина начинали заезды со сменой партнёров, или, <text:span text:style-name="T7">может, </text:span>партнёрш меняли. </text:p>
      <text:p text:style-name="P6">Детали мне не известны, я в скачках не участвовал. Витя Кононевич гостевал там как основной жокей.</text:p>
      <text:p text:style-name="P6">По-моему, если честно, секс — занятие лишь для двоих, <text:span text:style-name="T8">он </text:span>настолько <text:span text:style-name="T8">интимен, что даже презерватив </text:span>— <text:span text:style-name="T8">третий лишний</text:span>.</text:p>
      <text:p text:style-name="P6">Понимаю, что я старомоден, но таким уж уродился.</text:p>
      <text:p text:style-name="P7"/>
      <text:p text:style-name="P8">Летом я поехал на пионерскую практику в лагерь «Юный строитель» рядом с Седневым. </text:p>
      <text:p text:style-name="P8">Во время Черниговского княжества там крепость стояла для обороны от татар, литвы, <text:s/>или новгородцев — это уж кто нагрянет.</text:p>
      <text:p text:style-name="P8">А теперь от крепости <text:span text:style-name="T8">всего </text:span>одна башня осталась. </text:p>
      <text:p text:style-name="P8">От башни крутой спуск к реке Снов с песчаными берегами; за мостом и сосновым лесом два лагеря бок о бок: «Юный строитель» и «Юный химик», а дальше уже пшеничные поля.</text:p>
      <text:p text:style-name="P8"/>
      <text:p text:style-name="P8">В «Строителе» я практиковался на должности подменного воспитателя. </text:p>
      <text:p text:style-name="P8">То есть, когда воспитатель какого-нибудь отряда уезжала в Чернигов, я присматривал как дежурные <text:span text:style-name="T7">её</text:span> отряда расставляют в столовой еду на завтрак-обед-полдник-ужин и при выводе <text:span text:style-name="T8">детей</text:span> на речной пляж следил, чтобы <text:span text:style-name="T8">пионеры</text:span> не плескались <text:span text:style-name="T8">за пределами</text:span> железной сетк<text:span text:style-name="T8">и</text:span>-<text:soft-page-break/>решётк<text:span text:style-name="T8">и, а только в</text:span> огороженной части русла реки.</text:p>
      <text:p text:style-name="P8">Уезжали <text:span text:style-name="T8">воспитатели</text:span> не часто — дорога до Чернигова не близкая — так что основная моя работа заключалась в <text:span text:style-name="T9">передаче музыки из радиоузла и в объявлениях отбоя на «мёртвый» час и на ночь.</text:span> </text:p>
      <text:p text:style-name="P1">Я почему-то делал это пидарастическим голосом:</text:p>
      <text:p text:style-name="P8">- <text:span text:style-name="T9">Вынимание! В лагири абивляица аутбой. Павтаряйу! Вынимание — аутбой!</text:span></text:p>
      <text:p text:style-name="P8"/>
      <text:p text:style-name="P1"><text:span text:style-name="T8">В</text:span> радиоузл<text:span text:style-name="T8">е</text:span> жила старшая пионервожатая, <text:span text:style-name="T10">а за стеной </text:span>находился небольшой спортзал, но без всякого оборудования, кроме одной койки, на которой я спал.</text:p>
      <text:p text:style-name="P1">Пару раз <text:span text:style-name="T10">в </text:span>спортзал<text:span text:style-name="T10">е</text:span> <text:span text:style-name="T10">устраивалась</text:span> послеотбойн<text:span text:style-name="T10">ая</text:span> трапез<text:span text:style-name="T10">а</text:span>-застоль<text:span text:style-name="T10">е</text:span> воспитателей и вожатых.</text:p>
      <text:p text:style-name="P1">Дверь в дальней стене спортзала выходила на сцену небольшого зрительного зала под открытым небом <text:s/>в окружении сосен.</text:p>
      <text:p text:style-name="P1">Я валялся где попало, читал что подвернётся в лагерной библиотеке и отпускал бороду, потому что после лагеря собирался ехать в студенческий стройотряд. </text:p>
      <text:p text:style-name="P1">Одним словом, вёл образ жизни небритого отщепенц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25:35.667939665</meta:creation-date>
    <dc:date>2017-03-02T17:25:42.133476728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5" meta:word-count="894" meta:character-count="5663" meta:non-whitespace-character-count="4802"/>
    <meta:generator>LibreOffice/4.3.3.2$Linux_x86 LibreOffice_project/430m0$Build-2</meta:generator>
  </office:meta>
</office:document-meta>
</file>